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style:style>
    <style:style style:name="P3" style:family="paragraph" style:parent-style-name="Standard" style:list-style-name="L1">
      <style:text-properties fo:language="es" fo:country="AR"/>
    </style:style>
    <style:style style:name="T1" style:family="text">
      <style:text-properties fo:language="es" fo:country="A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acion del funcionamiento del sistema de seguridad Munin</text:p>
      <text:p text:style-name="Standard"/>
      <text:p text:style-name="Standard">Inicio del circuito:</text:p>
      <text:p text:style-name="Standard"/>
      <text:p text:style-name="Standard">El usuario Super Administrador (SA), usuario SAC, crea en el sistema una Administracion (Administracion de consorcio, country o barrio privado) y un usuario Administrador (el primer usuario de una administracion: ADM), al cual le llegará un email de confirmacion. Una vez completada la confirmacion, el usuario administrador por tener acceso al sistema. </text:p>
      <text:p text:style-name="Standard"/>
      <text:p text:style-name="Standard">Tareas iniciales del ADM, registro de servicios, de personal, comunidades y habitantes:</text:p>
      <text:p text:style-name="Standard"/>
      <text:p text:style-name="Standard">El ADM podrá crear y editar a mas trabajadores directamente relacionados con la Administracion, por ejemplo tesoreros, secretarios, recepcionistas, incluso mas ADMs. El ADM tendra acceso a todas las funciones ligadas al ambito de Administracion. Los demas usuarios tendras acceso a funcionalidades que se limitarán a sus funciones ejecutivas. El proceso de creacion es similar para todos los usuarios que tengan acceso al sistema, por medio de un email de confirmacion.</text:p>
      <text:p text:style-name="Standard"/>
      <text:p text:style-name="Standard">El ADM creará tambien las empresas de servicios, ya sean de servicios publicos o relacionados directamente con la administracion, como servicio de jardineria, y todo el personal perteneciente a servicios de administracion. Tambien registrará las empresas de seguridad que prestan sus servicios a las comunidades, luego cargará la informacion de todos los guardias de seguridad involucrados, vinculandolos a sus respectivas empresas de seguridad.</text:p>
      <text:p text:style-name="Standard"/>
      <text:p text:style-name="Standard">El siguiente paso para un ADM o cualquier usuario designado para tal fin, es crear una Comunidad (Country, barrio privado, consorcio, etc), que estará vinculado, automaticamente, a la administracion a la cual el ADM pertenece. Una Administracion puede tener mas de una comunidad vinculada. Se Registrará los espcios comunes pertenecientes a cada comunidad. Luego se crean las casas que se encontrarán dentro de la comunidad. </text:p>
      <text:p text:style-name="Standard"/>
      <text:p text:style-name="Standard">A continuacion, el ADM creará al primer habitante por casa, este recibira un email de confirmacion para completar el proceso de registro al igual que todos los usuarios del sistema. </text:p>
      <text:p text:style-name="Standard"/>
      <text:p text:style-name="Standard">Gestion:</text:p>
      <text:p text:style-name="Standard"/>
      <text:p text:style-name="Standard">De Turnos:</text:p>
      <text:p text:style-name="Standard">El ADM o el usuario designado para tal fin, podran gestionar los turnos de todo el personal de servicios de administracion.</text:p>
      <text:p text:style-name="Standard"/>
      <text:p text:style-name="Standard">De llaves:</text:p>
      <text:p text:style-name="Standard"/>
      <text:p text:style-name="Standard">Una llave puede ser un tarjeta magnetica, o un llavero electromagnetico, o cualquier dispositivo portatil que se utilice para accionar la cerradura, barrera, etc en el acceso a la comunidad.</text:p>
      <text:p text:style-name="Standard"/>
      <text:p text:style-name="Standard">Generacion de nuevas llaves para vincularlas y entregarlas al personal de servicio de la administracion.</text:p>
      <text:p text:style-name="Standard">Entrega de llaves a personas autorizadas por los habitantes, siguiendo el protocolo de seguridad asignado para tal fin.</text:p>
      <text:p text:style-name="Standard"/>
      <text:p text:style-name="Standard">Baja de llaves del personal de servicios de administracion.</text:p>
      <text:p text:style-name="Standard">Reemplazo de llave a visitantes con previa autorizacion de los habitantes.</text:p>
      <text:p text:style-name="Standard"><text:soft-page-break/>De espacios comunes:</text:p>
      <text:p text:style-name="Standard"/>
      <text:p text:style-name="Standard">Visualizacion del calendario de los espacios comunes y aprovacion de las reservas, las resevas estan vinculadas a las reuniones programadas creadas por los habitantes. El ADM puede cargar si se ha realizado el pago correspondiente por el usu del espacio comun. Es posible realizar registros de irregularidades, como quejas de los habitantes, exceso de cantidad de personas que asistieron, rotura de objetos, (gestion de incidencias).</text:p>
      <text:p text:style-name="Standard"/>
      <text:p text:style-name="Standard">De eventos generados por habitante y guardias:</text:p>
      <text:p text:style-name="Standard"/>
      <text:p text:style-name="Standard">Tambien podrá responder, aprobar, eliminar, etc, eventos que requieran una accion por parte de la administracion, como quejas, alertas de seguridad de personal de servicios, cambios de turnos de los guardias, etc.</text:p>
      <text:p text:style-name="Standard"/>
      <text:p text:style-name="Standard">Panel de control y configuraciones:</text:p>
      <text:p text:style-name="Standard"/>
      <text:p text:style-name="Standard">EL ADM puede configurar cuando recibir notificaciones, por tipo de evento (alertas de seguridad, cambio de turnos, etc), y por tipo de canal (sms, whatup, telegran, email).</text:p>
      <text:p text:style-name="Standard"/>
      <text:p text:style-name="Standard">El acceso a las camaras de seguridad es posible para el administrador??? analizar, creo que no se podria.</text:p>
      <text:p text:style-name="Standard"/>
      <text:p text:style-name="Standard">Panel de visualizacion en tiempo real:</text:p>
      <text:p text:style-name="Standard"/>
      <text:p text:style-name="Standard">Esta caracteristica muestra las visitias de servicios de administracion que se encuentran en estado activas en el momento, y la presencia de cada guardia del personal de seguridad, por comunidad.</text:p>
      <text:p text:style-name="Standard"/>
      <text:p text:style-name="Standard">Notificaciones<text:tab/> generales: el ADM puede generar notificaciones que todos podran ver, personal de seguridad, habitantes, etc. configurando parametros como tipo de notificacion, alerta, novedad, noticia, y el receptor, personal de ADM, habitantes, guardias. <text:tab/><text:tab/><text:tab/><text:tab/><text:tab/><text:tab/><text:tab/><text:tab/><text:tab/><text:tab/><text:tab/><text:tab/><text:tab/><text:tab/><text:tab/><text:tab/><text:tab/><text:tab/><text:tab/><text:tab/></text:p>
      <text:p text:style-name="Standard">Consulta, analisis, estadisticas</text:p>
      <text:p text:style-name="Standard"/>
      <text:p text:style-name="Standard">El ADM, o cualquier usuario creado para tal fin, puede realizar consultas de los turnos del personal de servicios, de administracion y publicos. </text:p>
      <text:p text:style-name="Standard">Consulta de turnos del personal de seguridad, esta funcionalidad le da al ADM la capacidad realizar un seguimiento de la asistencia de los guardias, cambio de turnos, y todo tipo de actividad relacionada. como recorridos, alertas e incidencias de seguridad.</text:p>
      <text:p text:style-name="Standard"/>
      <text:p text:style-name="Standard">Consulta de eventos generados por guardias y habitantes como alertas e incidencias de seguridad.</text:p>
      <text:p text:style-name="Standard"/>
      <text:p text:style-name="Standard">Consulta de visitas de personal de administracion y de servicios de administracion y control de asistencia.</text:p>
      <text:p text:style-name="Standard"/>
      <text:p text:style-name="Standard">Consultas de visitias por vivienda (solo las configuradas como publicas).</text:p>
      <text:p text:style-name="Standard"/>
      <text:p text:style-name="Standard">Consulta de movimientos: Analisis y estadistica. El ADM podra ver en un grafico de barras (a definir) los movimientos en general de la comunidad, que le permitiran planificar los recursos de serguridad, maximizando efectividad y disminuyendo costos.</text:p>
      <text:p text:style-name="Standard"><text:soft-page-break/>Consulta de reuniones programadas, esta funcionalidad le dara informacion de quienes, cuando y cuantas personas hicieron uso de los espacios comunes, tambien podra ver los eventos relacionados, como quejas, incidencias de serguridad, alertas, etc...</text:p>
      <text:p text:style-name="Standard"/>
      <text:p text:style-name="Standard"/>
      <text:p text:style-name="Standard">----------------------------------------------------------------------------------------------------------------------------</text:p>
      <text:p text:style-name="Standard">Habitantes</text:p>
      <text:p text:style-name="Standard"/>
      <text:p text:style-name="Standard">El primer habitante de una vivienda, recibirá un email de confirmacion al momento que el ADM crea al primer habitante. El primer habitante, HADM deberá completar su informacion, y crear a los demas habitantes, y asignacion de llaves a cada habitante. </text:p>
      <text:p text:style-name="Standard"/>
      <text:p text:style-name="Standard">Carga de visitas regulares autorizadas, estas visitas no requieren ser sometidas a un estricto procedimiento de seguridad, pero pueden ser configuradas como publicas, lo que quiere decir que todos los eventos generados por estas visitas, pueden ser vistos por guardias, ADM y otros habitantes de la comunidad. Otra caracteristica de las visitas regulares autorizadas es que puden ser marcadas como “demoradas”, lo que significa que al momento del ingreso a la comunidad, el guardia debe retenerlo un periodo de tiempo pre establecido, o incluso, el guardia debe notificar al habitante cuando esta visita se presente en la puerta de entrada.</text:p>
      <text:p text:style-name="Standard"/>
      <text:p text:style-name="Standard">El HADM debe cargar toda la informacion relacionada con los servicios domesticos de su domicilio, junto con los datos de todo el personal perteneciente. Dias, horarios, nombres, dni, vehiculos si fuera necesario, tipo de servicio, empresa en caso de existir. De esta forma el sistema podra determinar cuando una persona del servicio domestico, esta ejerciendo sus actividades dentro de la comunidad. Sus visitas o asistencias tambien pueden ser cofiguradas como publicas. </text:p>
      <text:p text:style-name="Standard"/>
      <text:p text:style-name="Standard">El registro de vehiculos y vinculacion a los habitantes, personal de servicio domestico y visitas autorizadas, es requerido. Sin embargo, no implica una complejizacion de los procesos de verificacion de indentidad en la puerta de entrada.</text:p>
      <text:p text:style-name="Standard"/>
      <text:p text:style-name="Standard">El HADM tambien puede cargar las visitas casuales que estarán sometidas a procesos mas rigurosos de seguridad. </text:p>
      <text:p text:style-name="Standard"/>
      <text:p text:style-name="Standard">El acceso a camaras de seguridad, disponible para el HADM y demas habitantes.</text:p>
      <text:p text:style-name="Standard"/>
      <text:p text:style-name="Standard">Otra caracteristica, es el registro de reuniones programadas, como fiestas, incluyendo informacion como el dia, el rango horario, cantidad de personas que asistiran y los datos de cada invitado, seleccionando el espacio comun, reservando turnos, en caso de ser necesario. El envio de las invitaciones pude ser configurado incluyendo parametros como el metodo de envio, como whatsup, telegram, sms. </text:p>
      <text:p text:style-name="Standard"/>
      <text:p text:style-name="Standard">Las invitaciones pueden ser configuradas con diversos paramatros y propiedades, como tipo de invitacion grupal o individual, acceso libre dentro de un rango de horario, <text:span text:style-name="T1">y solo seran validas para la reunion para la cual fue creada.</text:span> Tambien pueden ser codigo QR, contrase<text:span text:style-name="T1">ña y codigo de acceso.</text:span></text:p>
      <text:p text:style-name="P1"/>
      <text:p text:style-name="P1">Em caso de que una llave se extravie o se dañe, el HADM pude solicitar al ADM una llave nueva para su reemplazo y vincularla con un habitante, visitante atorizado o personal de servicio. En caso de extravio y robo, el HADM puede dar de baja la llave en cuestion.</text:p>
      <text:p text:style-name="P1"/>
      <text:p text:style-name="P1"><text:soft-page-break/>Panel de control, configuracion y accesos directos</text:p>
      <text:p text:style-name="P1"/>
      <text:p text:style-name="P1">El habitante podra configurar, que notificaciones podra recibir según tipo de evento y/o medio de recepcion, por ejemplo:</text:p>
      <text:list xml:id="list2477001688326113140" text:style-name="L1">
        <text:list-item>
          <text:p text:style-name="P3">Recibir notificaciones por eventos lanzados por los guardias</text:p>
          <text:list>
            <text:list-item>
              <text:p text:style-name="P3">Alertas</text:p>
            </text:list-item>
            <text:list-item>
              <text:p text:style-name="P3">Incidencias</text:p>
            </text:list-item>
            <text:list-item>
              <text:p text:style-name="P3">notificaciones (cuando el guardia recive una visita)</text:p>
            </text:list-item>
          </text:list>
        </text:list-item>
        <text:list-item>
          <text:p text:style-name="P3">Notificaciones lanzadas por el administrador</text:p>
        </text:list-item>
      </text:list>
      <text:p text:style-name="P1"/>
      <text:p text:style-name="P1">Gestion de llaves</text:p>
      <text:p text:style-name="P1"/>
      <text:p text:style-name="P1">El HADM puede asociar llaves a las personas que desee, una vez registradas en el sistema. Una vez solicitada dicha llave a la administracion de la comunidad. Tambien puede dar de baja llaves, desvinculandola de la persona y recuperandola para devolverla a la administracion.</text:p>
      <text:p text:style-name="P1"/>
      <text:p text:style-name="P1">Configuracion de la visita: es posible agregar ciertos atributo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bastian Carrizo</meta:initial-creator>
    <meta:creation-date>2017-09-11T16:06:54.49</meta:creation-date>
    <meta:generator>OpenOffice/4.1.3$Win32 OpenOffice.org_project/413m1$Build-9783</meta:generator>
    <dc:date>2017-10-10T00:25:40.93</dc:date>
    <meta:editing-duration>PT19H32M58S</meta:editing-duration>
    <meta:editing-cycles>15</meta:editing-cycles>
    <dc:creator>Sebastián R. Carrizo</dc:creator>
    <meta:document-statistic meta:table-count="0" meta:image-count="0" meta:object-count="0" meta:page-count="4" meta:paragraph-count="56" meta:word-count="1360" meta:character-count="9063"/>
  </office:meta>
</office:document-meta>
</file>